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86eb" officeooo:paragraph-rsid="000f86eb"/>
    </style:style>
    <style:style style:name="P2" style:family="paragraph" style:parent-style-name="Standard">
      <style:paragraph-properties fo:text-align="center" style:justify-single-word="false"/>
      <style:text-properties officeooo:rsid="000f86eb" officeooo:paragraph-rsid="000f86eb"/>
    </style:style>
    <style:style style:name="P3" style:family="paragraph" style:parent-style-name="Standard">
      <style:text-properties officeooo:rsid="000f86eb" officeooo:paragraph-rsid="00122e0d"/>
    </style:style>
    <style:style style:name="P4" style:family="paragraph" style:parent-style-name="Standard">
      <style:text-properties officeooo:rsid="001029ab" officeooo:paragraph-rsid="001029ab"/>
    </style:style>
    <style:style style:name="P5" style:family="paragraph" style:parent-style-name="Standard">
      <style:text-properties officeooo:rsid="001029ab" officeooo:paragraph-rsid="0010777e"/>
    </style:style>
    <style:style style:name="P6" style:family="paragraph" style:parent-style-name="Standard">
      <style:text-properties officeooo:rsid="0010777e" officeooo:paragraph-rsid="0010777e"/>
    </style:style>
    <style:style style:name="P7" style:family="paragraph" style:parent-style-name="Standard">
      <style:text-properties officeooo:rsid="0010777e" officeooo:paragraph-rsid="00122e0d"/>
    </style:style>
    <style:style style:name="P8" style:family="paragraph" style:parent-style-name="Standard">
      <style:text-properties officeooo:rsid="00122e0d" officeooo:paragraph-rsid="00122e0d"/>
    </style:style>
    <style:style style:name="P9" style:family="paragraph" style:parent-style-name="Standard">
      <style:text-properties fo:font-style="italic" officeooo:rsid="00122e0d" officeooo:paragraph-rsid="00122e0d" style:font-style-asian="italic" style:font-style-complex="italic"/>
    </style:style>
    <style:style style:name="P10" style:family="paragraph" style:parent-style-name="Standard">
      <style:text-properties officeooo:rsid="0012cfbc" officeooo:paragraph-rsid="0012cfbc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1029ab"/>
    </style:style>
    <style:style style:name="T2" style:family="text">
      <style:text-properties officeooo:rsid="0010777e"/>
    </style:style>
    <style:style style:name="T3" style:family="text">
      <style:text-properties officeooo:rsid="0012cfb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iscrete Lattice Functions</text:p>
      <text:p text:style-name="P2">by Sven Nilsen, 2020</text:p>
      <text:p text:style-name="P1"/>
      <text:p text:style-name="P9">In this paper I <text:span text:style-name="T3">formalize</text:span> discrete lattice functions, <text:span text:style-name="T3">which have a boolean and a monotonic form</text:span>.</text:p>
      <text:p text:style-name="P1"/>
      <text:p text:style-name="P1">Assume that you have a function from natural numbers to booleans:</text:p>
      <text:p text:style-name="P1"/>
      <text:p text:style-name="P1"><text:tab/>f : nat → bool</text:p>
      <text:p text:style-name="P1"/>
      <text:p text:style-name="P1">A discrete lattice<text:span text:style-name="T5"><text:reference-ref text:reference-format="text" text:ref-name="lattice order">[1]</text:reference-ref></text:span> function of `f` is a function `g` defined as following:</text:p>
      <text:p text:style-name="P1"/>
      <text:p text:style-name="P1"><text:tab/>g(<text:span text:style-name="T1">n</text:span>) = ∑ <text:span text:style-name="T1">x</text:span> [0, <text:span text:style-name="T1">n</text:span>) { if f(<text:span text:style-name="T1">x</text:span>) {1} else {0} }</text:p>
      <text:p text:style-name="P1"/>
      <text:p text:style-name="P4">Discrete lattice functions are monotonic<text:span text:style-name="T5"><text:reference-ref text:reference-format="text" text:ref-name="monotonic function">[2]</text:reference-ref></text:span>, but contains the same information as the original function.</text:p>
      <text:p text:style-name="P4">Therefore, one can think about `f` as a boolean representation of a discrete lattice function.</text:p>
      <text:p text:style-name="P4">The representation `g` can be thought of as a monotonic representation of a discrete lattice function.</text:p>
      <text:p text:style-name="P3"/>
      <text:p text:style-name="P8">Any function of the type `nat → bool` is a discrete lattice function, so why not use this definition?</text:p>
      <text:p text:style-name="P8">The problem is emphasize the context in which a function is talked about: Boolean vs monotonic.</text:p>
      <text:p text:style-name="P8">The word “discrete” refers to the order of natural numbers, not discrete lattices in general.</text:p>
      <text:p text:style-name="P8">The full description is needed for an unambiguous meaning: “Discrete Lattice Function”.</text:p>
      <text:p text:style-name="P8"/>
      <text:p text:style-name="P4">Like any lattice<text:span text:style-name="T5"><text:reference-ref text:reference-format="text" text:ref-name="lattice order">[1]</text:reference-ref></text:span>, there is a supremum and an infimum for both representations:</text:p>
      <text:p text:style-name="P4"/>
      <text:p text:style-name="P4"><text:tab/>\true<text:tab/><text:tab/>Supremum in boolean representation</text:p>
      <text:p text:style-name="P4"><text:tab/>\false<text:tab/><text:tab/>Infimum in boolean representation</text:p>
      <text:p text:style-name="P4"/>
      <text:p text:style-name="P4"><text:tab/>id<text:tab/><text:tab/>Supremum in monotonic representation</text:p>
      <text:p text:style-name="P4"><text:tab/>\0<text:tab/><text:tab/>Infimum in monotonic representation</text:p>
      <text:p text:style-name="P4"/>
      <text:p text:style-name="P5">Any monotonic function<text:span text:style-name="T5"><text:reference-ref text:reference-format="text" text:ref-name="monotonic function">[2]</text:reference-ref></text:span> <text:span text:style-name="T2">with the following property is “</text:span>above `id`”:</text:p>
      <text:p text:style-name="P5"/>
      <text:p text:style-name="P5"><text:tab/><text:span text:style-name="T2">g(x) &gt; x</text:span></text:p>
      <text:p text:style-name="P5"/>
      <text:p text:style-name="P6">When a monotonic function is above `id`, it is not a discrete lattice function.</text:p>
      <text:p text:style-name="P6">However there exists functions below `id` which are not discrete lattice functions.</text:p>
      <text:p text:style-name="P6"/>
      <text:p text:style-name="P6">For example:</text:p>
      <text:p text:style-name="P6"/>
      <text:p text:style-name="P6"><text:tab/>g(x) = if x &lt; 2 { 0 } else { 2 }</text:p>
      <text:p text:style-name="P6"/>
      <text:p text:style-name="P6">This is impossible to express in the boolean representation.</text:p>
      <text:p text:style-name="P6"/>
      <text:p text:style-name="P7">Discrete lattice functions naturally model ordered counting.</text:p>
      <text:p text:style-name="P7">There are some restrictions to this kind of counting that does hold for functions or sums in general.</text:p>
      <text:p text:style-name="P8">The counting can only increase with `1` at maximum for each step.</text:p>
      <text:h text:style-name="P11" text:outline-level="3">References:</text:h>
      <text:p text:style-name="P8"/>
      <text:p text:style-name="P10"><text:reference-mark-start text:name="lattice order"/>[1]<text:reference-mark-end text:name="lattice order"/><text:tab/>“Lattice (order)”</text:p>
      <text:p text:style-name="P10"><text:tab/>Wikipedia</text:p>
      <text:p text:style-name="P10"><text:tab/><text:a xlink:type="simple" xlink:href="https://en.wikipedia.org/wiki/Lattice_(order" text:style-name="Internet_20_link" text:visited-style-name="Visited_20_Internet_20_Link"><text:span text:style-name="T4">https://en.wikipedia.org/wiki/Lattice_(order</text:span></text:a><text:span text:style-name="T4">)</text:span></text:p>
      <text:p text:style-name="P10"/>
      <text:p text:style-name="P10"><text:reference-mark-start text:name="monotonic function"/>[2]<text:reference-mark-end text:name="monotonic function"/><text:tab/>“Monotonic function”</text:p>
      <text:p text:style-name="P10"><text:tab/>Wikipedia</text:p>
      <text:p text:style-name="P10"><text:tab/><text:a xlink:type="simple" xlink:href="https://en.wikipedia.org/wiki/Monotonic_function" text:style-name="Internet_20_link" text:visited-style-name="Visited_20_Internet_20_Link"><text:span text:style-name="T4">https://en.wikipedia.org/wiki/Monotonic_function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22:39:44.696141000</meta:creation-date>
    <dc:date>2020-08-25T10:42:37.995212000</dc:date>
    <meta:editing-duration>PT9M27S</meta:editing-duration>
    <meta:editing-cycles>1</meta:editing-cycles>
    <meta:document-statistic meta:table-count="0" meta:image-count="0" meta:object-count="0" meta:page-count="2" meta:paragraph-count="36" meta:word-count="316" meta:character-count="2007" meta:non-whitespace-character-count="1711"/>
    <meta:generator>LibreOffice/5.1.2.2$MacOSX_X86_64 LibreOffice_project/d3bf12ecb743fc0d20e0be0c58ca359301eb705f</meta:generator>
  </office:meta>
</office:document-meta>
</file>